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4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26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COUNTIF([.B7:.B6005];0)" office:value-type="float" office:value="0" calcext:value-type="float">
            <text:p>0</text:p>
          </table:table-cell>
          <table:table-cell table:formula="of:=MOD([.$F$4];[.A6])" office:value-type="string" office:string-value="" calcext:value-type="error">
            <text:p>Błąd:502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1" calcext:value-type="float">
            <text:p>1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5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" calcext:value-type="float">
            <text:p>1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22:17:49.02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22:18:03.342000000</dc:date>
    <meta:generator>LibreOffice/6.0.2.1$Windows_x86 LibreOffice_project/f7f06a8f319e4b62f9bc5095aa112a65d2f3ac89</meta:generator>
    <meta:editing-duration>PT2M16S</meta:editing-duration>
    <meta:editing-cycles>5</meta:editing-cycles>
    <meta:document-statistic meta:table-count="3" meta:cell-count="12006" meta:object-count="0"/>
  </office:meta>
</office:document-meta>
</file>